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color="#2a6099" loext:opacity="100%" fo:font-size="8pt" style:font-size-asian="8pt" style:font-size-complex="8pt"/>
    </style:style>
    <style:style style:name="P5" style:family="paragraph" style:parent-style-name="Contents_20_3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6" style:family="paragraph" style:parent-style-name="Preformatted_20_Text">
      <style:text-properties fo:color="#8d1d75" loext:opacity="100%" fo:font-size="9pt" style:font-size-asian="9pt" style:font-size-complex="9pt"/>
    </style:style>
    <style:style style:name="P7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8" style:family="paragraph" style:parent-style-name="Text_20_body">
      <loext:graphic-properties draw:fill-hatch-name="hatch"/>
      <style:paragraph-properties fo:margin-top="0.0598in" fo:margin-bottom="0.0598in" style:contextual-spacing="false">
        <style:tab-stops/>
      </style:paragraph-properties>
      <style:text-properties fo:color="#000000" loext:opacity="100%" style:font-name="DejaVu Sans Mono" fo:font-size="10pt" officeooo:rsid="005a2ca9" style:font-size-asian="10pt" style:font-size-complex="10pt"/>
    </style:style>
    <style:style style:name="T1" style:family="text">
      <style:text-properties style:font-name="DejaVu Sans" fo:font-size="6pt" officeooo:rsid="0055e34b" style:font-size-asian="6pt" style:font-size-complex="6pt"/>
    </style:style>
    <style:style style:name="T2" style:family="text">
      <style:text-properties style:font-name="DejaVu Sans" fo:font-size="6pt" officeooo:rsid="0020993d" style:font-size-asian="6pt" style:font-size-complex="6pt"/>
    </style:style>
    <style:style style:name="T3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officeooo:rsid="0053e0ce"/>
    </style:style>
    <style:style style:name="T7" style:family="text">
      <style:text-properties fo:font-size="10pt" officeooo:rsid="0053e0ce" style:font-size-asian="10pt" style:font-size-complex="10pt"/>
    </style:style>
    <style:style style:name="T8" style:family="text">
      <style:text-properties officeooo:rsid="00863418"/>
    </style:style>
    <style:style style:name="T9" style:family="text">
      <style:text-properties fo:color="#000000" loext:opacity="100%" style:font-name="DejaVu Sans Mono" fo:font-size="10pt" officeooo:rsid="005a2ca9" style:font-size-asian="10pt" style:font-size-complex="10pt"/>
    </style:style>
    <style:style style:name="T10" style:family="text">
      <style:text-properties fo:color="#000000" loext:opacity="100%" style:font-name="DejaVu Sans Mono" fo:font-size="10pt" officeooo:rsid="008c9d9d" style:font-size-asian="10pt" style:font-size-complex="10pt"/>
    </style:style>
    <style:style style:name="T11" style:family="text">
      <style:text-properties fo:color="#000000" loext:opacity="100%" style:font-name="DejaVu Sans Mono" fo:font-size="10pt" fo:font-style="normal" fo:font-weight="bold" officeooo:rsid="005a2ca9" style:font-name-asian="Noto Sans CJK SC" style:font-size-asian="10pt" style:font-style-asian="normal" style:font-weight-asian="bold" style:font-name-complex="Lohit Devanagari1" style:font-size-complex="10pt" style:font-style-complex="normal" style:font-weight-complex="bold"/>
    </style:style>
    <style:style style:name="T12" style:family="text">
      <style:text-properties officeooo:rsid="00878d7e"/>
    </style:style>
    <style:style style:name="T13" style:family="text">
      <style:text-properties style:font-name="DejaVu Sans Mono" officeooo:rsid="00878d7e"/>
    </style:style>
    <style:style style:name="T14" style:family="text">
      <style:text-properties style:font-name="DejaVu Sans Mono" officeooo:rsid="005a2ca9"/>
    </style:style>
    <style:style style:name="T15" style:family="text">
      <style:text-properties style:font-name="DejaVu Sans Mono" officeooo:rsid="008a0f37"/>
    </style:style>
    <style:style style:name="T16" style:family="text">
      <style:text-properties style:font-name="DejaVu Sans Mono" officeooo:rsid="008ba633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9_927336185"/><text:span text:style-name="T8">KeyTool</text:span> <text:span text:style-name="T6">(</text:span><text:span text:style-name="T7">ver. </text:span><text:span text:style-name="T7"><text:date style:data-style-name="N45" text:date-value="2023-11-09T00:12:14.161124238" text:fixed="true">9. Nov. 2023</text:date></text:span><text:span text:style-name="T7"><text:s/></text:span><text:span text:style-name="T7"><text:time style:data-style-name="N60" text:time-value="2023-11-09T00:12:26.657351846" text:fixed="true">00:12</text:time></text:span><text:span text:style-name="T6">)</text:span><text:bookmark-end text:name="__RefHeading___Toc109_92733618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9_927336185" text:style-name="Index_20_Link" text:visited-style-name="Index_20_Link">KeyTool (ver. 9. Nov. 2023 00:12)<text:tab/>1</text:a></text:p>
          <text:p text:style-name="P3"><text:a xlink:type="simple" xlink:href="#__RefHeading___Toc433_468544643" text:style-name="Index_20_Link" text:visited-style-name="Index_20_Link">Команды</text:a><text:a xlink:type="simple" xlink:href="#__RefHeading___Toc433_468544643" text:style-name="Index_20_Link" text:visited-style-name="Index_20_Link"> Java Keytool<text:tab/>1</text:a></text:p>
          <text:p text:style-name="P3"><text:a xlink:type="simple" xlink:href="#__RefHeading___Toc435_468544643" text:style-name="Index_20_Link" text:visited-style-name="Index_20_Link">Команды Java Keytool для создания и импорта<text:tab/>1</text:a></text:p>
          <text:p text:style-name="P5"><text:a xlink:type="simple" xlink:href="#__RefHeading___Toc437_468544643" text:style-name="Index_20_Link" text:visited-style-name="Index_20_Link">Создайте хранилище ключей Java и пару ключей<text:tab/>1</text:a></text:p>
          <text:p text:style-name="P5"><text:a xlink:type="simple" xlink:href="#__RefHeading___Toc439_468544643" text:style-name="Index_20_Link" text:visited-style-name="Index_20_Link">Запрос на подпись сертификата (CSR) для существующего хранилища ключей Java<text:tab/>2</text:a></text:p>
          <text:p text:style-name="P5"><text:a xlink:type="simple" xlink:href="#__RefHeading___Toc441_468544643" text:style-name="Index_20_Link" text:visited-style-name="Index_20_Link">Импорт корневого или промежуточного сертификата ЦС в существующее хранилище ключей Java<text:tab/>2</text:a></text:p>
          <text:p text:style-name="P5"><text:a xlink:type="simple" xlink:href="#__RefHeading___Toc443_468544643" text:style-name="Index_20_Link" text:visited-style-name="Index_20_Link">Импорт подписанного первичного сертификата в существующее хранилище ключей Java<text:tab/>2</text:a></text:p>
          <text:p text:style-name="P5"><text:a xlink:type="simple" xlink:href="#__RefHeading___Toc445_468544643" text:style-name="Index_20_Link" text:visited-style-name="Index_20_Link">Создайте хранилище ключей и самозаверяющий сертификат<text:tab/>2</text:a></text:p>
          <text:p text:style-name="P5"><text:a xlink:type="simple" xlink:href="#__RefHeading___Toc447_468544643" text:style-name="Index_20_Link" text:visited-style-name="Index_20_Link">Команды Java Keytool для проверки<text:tab/>2</text:a></text:p>
          <text:p text:style-name="P5"><text:a xlink:type="simple" xlink:href="#__RefHeading___Toc449_468544643" text:style-name="Index_20_Link" text:visited-style-name="Index_20_Link">Другие команды Java Keytool<text:tab/>2</text:a></text:p>
        </text:index-body>
      </text:table-of-content>
      <text:p text:style-name="P4">https://kuzevanov.ru/linux/commands-java-keytool.html</text:p>
      <text:h text:style-name="P7" text:outline-level="2"><text:bookmark-start text:name="__RefHeading___Toc433_468544643"/><text:span text:style-name="T11">Команды</text:span><text:span text:style-name="T9"> Java Keytool</text:span><text:bookmark-end text:name="__RefHeading___Toc433_468544643"/></text:h>
      <text:p text:style-name="P8">Java Keytool — это утилита для управления ключами и сертификатами. Она позволяет пользователям управлять своими собственными парами открытых/закрытых ключей и сертификатами . Она также позволяет пользователям кэшировать сертификаты. Java Keytool хранит ключи и сертификаты в так называемом хранилище ключей. По умолчанию хранилище ключей Java реализовано в виде файла. Он защищает закрытые ключи паролем. Хранилище ключей Keytool содержит закрытый ключ и любые сертификаты, необходимые для завершения цепочки доверия и установления надежности основного сертификата.</text:p>
      <text:p text:style-name="P8">Каждый сертификат в хранилище ключей Java связан с уникальным псевдонимом. При создании хранилища ключей Java вы сначала создадите файл .jks, который изначально будет содержать только закрытый ключ. Затем вы сгенерируете CSR, и на его основе будет сгенерирован сертификат. Затем вы импортируете сертификат в хранилище ключей, включая все корневые сертификаты. Java Keytool также имеет несколько других функций, которые позволяют просматривать сведения о сертификате или перечислять сертификаты, содержащиеся в хранилище ключей, или экспортировать сертификаты.</text:p>
      <text:p text:style-name="P8">Эти команды позволяют создать новый файл хранилища ключей Java Keytool, создать CSR и импортировать сертификаты. Любые корневые или промежуточные сертификаты необходимо будет импортировать перед импортом основного сертификата для вашего домена.</text:p>
      <text:h text:style-name="Heading_20_2" text:outline-level="2"><text:bookmark-start text:name="__RefHeading___Toc435_468544643"/>Команды Java Keytool для создания и импорта<text:bookmark-end text:name="__RefHeading___Toc435_468544643"/></text:h>
      <text:p text:style-name="P8">Эти команды позволяют создать новый файл хранилища ключей Java Keytool, создать CSR и импортировать сертификаты. Любые корневые или промежуточные сертификаты необходимо будет импортировать перед импортом основного сертификата для вашего домена.</text:p>
      <text:h text:style-name="Heading_20_3" text:outline-level="3"><text:bookmark-start text:name="__RefHeading___Toc437_468544643"/>Создайте хранилище ключей Java и пару ключей<text:bookmark-end text:name="__RefHeading___Toc437_468544643"/></text:h>
      <text:p text:style-name="P6"><text:span text:style-name="T13">$ </text:span><text:span text:style-name="T14">keytool -genkey -alias kuzevanov.ru -keyalg RSA -keystore /etc/pki/java/cacerts -keysize 2048</text:span></text:p>
      <text:h text:style-name="Heading_20_3" text:outline-level="3"><text:bookmark-start text:name="__RefHeading___Toc439_468544643"/><text:span text:style-name="T10">З</text:span><text:span text:style-name="T9">апрос на подпись сертификата (CSR) для существующего хранилища ключей Java</text:span><text:bookmark-end text:name="__RefHeading___Toc439_468544643"/></text:h>
      <text:p text:style-name="Preformatted_20_Text"><text:span text:style-name="T12">$ </text:span>keytool -certreq -alias kuzevanov.ru -keystore /etc/pki/java/cacerts -file file_cert.csr</text:p>
      <text:h text:style-name="Heading_20_3" text:outline-level="3"><text:bookmark-start text:name="__RefHeading___Toc441_468544643"/><text:soft-page-break/>Импорт корневого или промежуточного сертификата ЦС в существующее хранилище ключей Java<text:bookmark-end text:name="__RefHeading___Toc441_468544643"/></text:h>
      <text:p text:style-name="P6"><text:span text:style-name="T13">$ </text:span><text:span text:style-name="T14">keytool -import -trustcacerts -alias root -file name_cert.crt -keystore /etc/pki/java/cacerts</text:span></text:p>
      <text:h text:style-name="Heading_20_3" text:outline-level="3"><text:bookmark-start text:name="__RefHeading___Toc443_468544643"/>Импорт подписанного первичного сертификата в существующее хранилище ключей Java<text:bookmark-end text:name="__RefHeading___Toc443_468544643"/></text:h>
      <text:p text:style-name="P6"><text:span text:style-name="T15">$ </text:span><text:span text:style-name="T14">keytool -import -trustcacerts -alias kuzevanov.ru -file name_sert.crt -keystore /etc/pki/java/cacerts</text:span></text:p>
      <text:h text:style-name="Heading_20_3" text:outline-level="3"><text:bookmark-start text:name="__RefHeading___Toc445_468544643"/>Создайте хранилище ключей и самозаверяющий сертификат<text:bookmark-end text:name="__RefHeading___Toc445_468544643"/></text:h>
      <text:p text:style-name="P6"><text:span text:style-name="T15">$ </text:span><text:span text:style-name="T14">keytool -genkey -keyalg RSA -alias selfsigned -keystore /etc/pki/java/cacerts -storepass password -validity 360 -keysize 2048</text:span></text:p>
      <text:h text:style-name="Heading_20_3" text:outline-level="3"><text:bookmark-start text:name="__RefHeading___Toc447_468544643"/>Команды Java Keytool для проверки<text:bookmark-end text:name="__RefHeading___Toc447_468544643"/></text:h>
      <text:p text:style-name="P8">Если вам нужно проверить информацию в сертификате или хранилище ключей Java, используйте эти команды.</text:p>
      <text:p text:style-name="P8">Проверить автономный сертификат</text:p>
      <text:p text:style-name="P6"><text:span text:style-name="T16">$ </text:span><text:span text:style-name="T14">keytool -printcert -v -file name_sert.crt</text:span></text:p>
      <text:p text:style-name="P8">Проверьте, какие сертификаты находятся в хранилище ключей Java</text:p>
      <text:p text:style-name="P6"><text:span text:style-name="T16">$ </text:span><text:span text:style-name="T14">keytool -list -v -keystore /etc/pki/java/cacerts</text:span></text:p>
      <text:p text:style-name="P8">Проверьте конкретную запись хранилища ключей, используя псевдоним</text:p>
      <text:p text:style-name="Preformatted_20_Text"><text:span text:style-name="T16">$ </text:span><text:span text:style-name="T14">keytool -list -v -keystore /etc/pki/java/cacerts -alias kuzevanov.ru</text:span></text:p>
      <text:h text:style-name="Heading_20_3" text:outline-level="3"><text:bookmark-start text:name="__RefHeading___Toc449_468544643"/>Другие команды Java Keytool<text:bookmark-end text:name="__RefHeading___Toc449_468544643"/></text:h>
      <text:p text:style-name="P8">Удалить сертификат из хранилища ключей Java Keytool</text:p>
      <text:p text:style-name="P6"><text:span text:style-name="T16">$ </text:span><text:span text:style-name="T14">keytool -delete -alias kuzevanov.ru -keystore /etc/pki/java/cacerts</text:span></text:p>
      <text:p text:style-name="P8">Изменить пароль хранилища ключей Java</text:p>
      <text:p text:style-name="P6"><text:span text:style-name="T16">$ </text:span><text:span text:style-name="T14">keytool -storepasswd -new new_storepass -keystore /etc/pki/java/cacerts</text:span></text:p>
      <text:p text:style-name="P8">Экспорт сертификата из хранилища ключей</text:p>
      <text:p text:style-name="P6"><text:span text:style-name="T16">$ </text:span><text:span text:style-name="T14">keytool -export -alias kuzevanov.ru -file name_sert.crt -keystore /etc/pki/java/cacerts</text:span></text:p>
      <text:p text:style-name="P8">Получение списка доверенных сертификатов ЦС</text:p>
      <text:p text:style-name="P6"><text:span text:style-name="T16">$ </text:span><text:span text:style-name="T14">keytool -list -v -keystore $JAVA_HOME/jre/lib/security/cacerts</text:span></text:p>
      <text:p text:style-name="P8">Импорт нового ЦС в доверенные сертификаты</text:p>
      <text:p text:style-name="P6"><text:span text:style-name="T16">$ </text:span><text:span text:style-name="T14">keytool -import -trustcacerts -file /path/to/ca/ca.pem -alias CA_ALIAS -keystore $JAVA_HOME/jre/lib/security/cacert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9pt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f6f9d4"/>
      <style:paragraph-properties fo:margin-top="0.0799in" fo:margin-bottom="0.0799in" style:contextual-spacing="false" style:page-number="auto" fo:background-color="#f6f9d4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799in" fo:margin-bottom="0.0799in" style:contextual-spacing="false"/>
      <style:text-properties style:font-name="DejaVu Sans Mono1" fo:font-family="'DejaVu Sans Mono'" style:font-style-name="Bold" style:font-family-generic="modern" style:font-pitch="fixed" fo:font-size="10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1in" fo:margin-right="0in" fo:margin-top="0.0598in" fo:margin-bottom="0.0598in" style:contextual-spacing="false" fo:text-indent="0in" style:auto-text-indent="false"/>
      <style:text-properties fo:color="#780373" loext:opacity="100%" style:font-name="Liberation Mono" fo:font-family="'Liberation Mono'" style:font-family-generic="modern" style:font-pitch="fixed" fo:font-size="9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MT1" style:family="text">
      <style:text-properties style:font-name="DejaVu Sans" fo:font-size="6pt" officeooo:rsid="0055e34b" style:font-size-asian="6pt" style:font-size-complex="6pt"/>
    </style:style>
    <style:style style:name="MT2" style:family="text">
      <style:text-properties style:font-name="DejaVu Sans" fo:font-size="6pt" officeooo:rsid="0020993d" style:font-size-asian="6pt" style:font-size-complex="6pt"/>
    </style:style>
    <style:style style:name="MT3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MT4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MT5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WK + CUT</text:span><text:span text:style-name="MT2"><text:tab/></text:span><text:span text:style-name="MT3">page</text:span><text:span text:style-name="MT4">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2:05:34.619152318</meta:creation-date>
    <dc:date>2023-11-09T00:36:20.793796835</dc:date>
    <meta:editing-duration>PT6H31M29S</meta:editing-duration>
    <meta:editing-cycles>113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532" meta:character-count="4264" meta:non-whitespace-character-count="3780"/>
  </office:meta>
</office:document-meta>
</file>